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lutacios,</text:p>
      <text:p text:style-name="Standard"/>
      <text:p text:style-name="Standard">Seguint la línia establerta en anys anteriors, us informam de que el plaç de pagament de pagamaent</text:p>
      <text:p text:style-name="Standard">del rebut de l’IBI es fins el proxim mes d’abril.</text:p>
      <text:p text:style-name="Standard"/>
      <text:p text:style-name="Standard">Ben cordialment,</text:p>
      <text:p text:style-name="Standard"/>
      <text:p text:style-name="Standard">Assessora de recaudació de l’ajuntament de Maó</text:p>
      <text:p text:style-name="Standard">Maó, 20 de gener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9:21.776448614</meta:creation-date>
    <dc:date>2024-11-15T12:09:46.922524824</dc:date>
    <meta:editing-duration>PT26S</meta:editing-duration>
    <meta:editing-cycles>1</meta:editing-cycles>
    <meta:document-statistic meta:table-count="0" meta:image-count="0" meta:object-count="0" meta:page-count="1" meta:paragraph-count="6" meta:word-count="43" meta:character-count="244" meta:non-whitespace-character-count="207"/>
    <meta:generator>LibreOffice/24.2.6.2$Linux_X86_64 LibreOffice_project/420$Build-2</meta:generator>
  </office:meta>
</office:document-meta>
</file>